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rectory: /home/FA11/clas/01/15/Documents/Testfolder</text:p>
      <text:p text:style-name="Standard">Wed Oct 19 19:41:13 EDT 2011</text:p>
      <text:p text:style-name="Standard">clas0115@localhost:~/Documents/Testfolder&gt; x=*</text:p>
      <text:p text:style-name="Standard">clas0115@localhost:~/Documents/Testfolder&gt; y=?</text:p>
      <text:p text:style-name="Standard">clas0115@localhost:~/Documents/Testfolder&gt; z='one</text:p>
      <text:p text:style-name="Standard">&gt; two</text:p>
      <text:p text:style-name="Standard">&gt; three'</text:p>
      <text:p text:style-name="Standard">clas0115@localhost:~/Documents/Testfolder&gt; now=$(date)</text:p>
      <text:p text:style-name="Standard">clas0115@localhost:~/Documents/Testfolder&gt; symbol='&gt;'</text:p>
      <text:p text:style-name="Standard">clas0115@localhost:~/Documents/Testfolder&gt; echo $symbol</text:p>
      <text:p text:style-name="Standard">&gt;</text:p>
      <text:p text:style-name="Standard">clas0115@localhost:~/Documents/Testfolder&gt; echo $now</text:p>
      <text:p text:style-name="Standard">Wed Oct 19 19:42:02 EDT 2011</text:p>
      <text:p text:style-name="Standard">clas0115@localhost:~/Documents/Testfolder&gt; echo $z</text:p>
      <text:p text:style-name="Standard">one two three</text:p>
      <text:p text:style-name="Standard">clas0115@localhost:~/Documents/Testfolder&gt; echo $x</text:p>
      <text:p text:style-name="Standard">names test1 u vv zebra</text:p>
      <text:p text:style-name="Standard">clas0115@localhost:~/Documents/Testfolder&gt; echo $y</text:p>
      <text:p text:style-name="Standard">u</text:p>
      <text:p text:style-name="Standard">clas0115@localhost:~/Documents/Testfolder&gt; echo *** error ***</text:p>
      <text:p text:style-name="Standard">names test1 u vv zebra error names test1 u vv zebra</text:p>
      <text:p text:style-name="Standard">clas0115@localhost:~/Documents/Testfolder&gt; echo $x</text:p>
      <text:p text:style-name="Standard">names test1 u vv zebra</text:p>
      <text:p text:style-name="Standard">clas0115@localhost:~/Documents/Testfolder&gt; echo $y</text:p>
      <text:p text:style-name="Standard">u</text:p>
      <text:p text:style-name="Standard">clas0115@localhost:~/Documents/Testfolder&gt; echo "$y"</text:p>
      <text:p text:style-name="Standard">?</text:p>
      <text:p text:style-name="Standard">clas0115@localhost:~/Documents/Testfolder&gt; echo $z | wc -l</text:p>
      <text:p text:style-name="Standard">1</text:p>
      <text:p text:style-name="Standard">clas0115@localhost:~/Documents/Testfolder&gt; echo "$z" | wc -l</text:p>
      <text:p text:style-name="Standard">3</text:p>
      <text:p text:style-name="Standard">clas0115@localhost:~/Documents/Testfolder&gt; echo '$z' I wc -l</text:p>
      <text:p text:style-name="Standard">$z I wc -l</text:p>
      <text:p text:style-name="Standard">clas0115@localhost:~/Documents/Testfolder&gt; echo _$now_</text:p>
      <text:p text:style-name="Standard">_</text:p>
      <text:p text:style-name="Standard">clas0115@localhost:~/Documents/Testfolder&gt; echo hello $symbol out</text:p>
      <text:p text:style-name="Standard">hello &gt; out</text:p>
      <text:p text:style-name="Standard">clas0115@localhost:~/Documents/Testfolder&gt; echo "\""</text:p>
      <text:p text:style-name="Standard">"</text:p>
      <text:p text:style-name="Standard">clas0115@localhost:~/Documents/Testfolder&gt; echo 'Is 5 * 4 &gt; 18 ?'</text:p>
      <text:p text:style-name="Standard">Is 5 * 4 &gt; 18 ?</text:p>
      <text:p text:style-name="Standard">clas0115@localhost:~/Documents/Testfolder&gt; echo what is your name?</text:p>
      <text:p text:style-name="Standard">what is your names</text:p>
      <text:p text:style-name="Standard">clas0115@localhost:~/Documents/Testfolder&gt; echo what is your name?</text:p>
      <text:p text:style-name="Standard">what is your namex</text:p>
      <text:p text:style-name="Standard">clas0115@localhost:~/Documents/Testfolder&gt; echo Would you like to play a game?</text:p>
      <text:p text:style-name="Standard">Would you like to play a game?</text:p>
      <text:p text:style-name="Standard">clas0115@localhost:~/Documents/Testfolder&gt; echo \*\*\*</text:p>
      <text:p text:style-name="Standard">***</text:p>
      <text:p text:style-name="Standard"><text:soft-page-break/>clas0115@localhost:~/Documents/Testfolder&gt; echo \$$symbol</text:p>
      <text:p text:style-name="Standard">$&gt;</text:p>
      <text:p text:style-name="Standard">clas0115@localhost:~/Documents/Testfolder&gt; echo $\$symbol</text:p>
      <text:p text:style-name="Standard">$$symbol</text:p>
      <text:p text:style-name="Standard">clas0115@localhost:~/Documents/Testfolder&gt; echo "\"</text:p>
      <text:p text:style-name="Standard">&gt; 1</text:p>
      <text:p text:style-name="Standard">&gt; 2</text:p>
      <text:p text:style-name="Standard">&gt; "\"</text:p>
      <text:p text:style-name="Standard">"</text:p>
      <text:p text:style-name="Standard">1</text:p>
      <text:p text:style-name="Standard">2</text:p>
      <text:p text:style-name="Standard">"</text:p>
      <text:p text:style-name="Standard">clas0115@localhost:~/Documents/Testfolder&gt; echo "\"</text:p>
      <text:p text:style-name="Standard">&gt; 1</text:p>
      <text:p text:style-name="Standard">&gt; "\"</text:p>
      <text:p text:style-name="Standard">"</text:p>
      <text:p text:style-name="Standard">1</text:p>
      <text:p text:style-name="Standard">"</text:p>
      <text:p text:style-name="Standard">clas0115@localhost:~/Documents/Testfolder&gt; echo \</text:p>
      <text:p text:style-name="Standard">&gt; q</text:p>
      <text:p text:style-name="Standard">q</text:p>
      <text:p text:style-name="Standard">clas0115@localhost:~/Documents/Testfolder&gt; echo "\\"</text:p>
      <text:p text:style-name="Standard">\</text:p>
      <text:p text:style-name="Standard">clas0115@localhost:~/Documents/Testfolder&gt; echo \\</text:p>
      <text:p text:style-name="Standard">\</text:p>
      <text:p text:style-name="Standard">clas0115@localhost:~/Documents/Testfolder&gt; echo I don't understand</text:p>
      <text:p text:style-name="Standard">&gt; 1</text:p>
      <text:p text:style-name="Standard">&gt; 2</text:p>
      <text:p text:style-name="Standard">&gt; '</text:p>
      <text:p text:style-name="Standard">I dont understand</text:p>
      <text:p text:style-name="Standard">1</text:p>
      <text:p text:style-name="Standard">2</text:p>
      <text:p text:style-name="Standard"/>
      <text:p text:style-name="Standard">text=$(echo $text | sed 's/ / /g')</text:p>
      <text:p text:style-name="Standard">text=$(echo $text | tr ' ' ' ') <text:s text:c="33"/>text=$(tr ' ' ' ' &lt; $text)</text:p>
      <text:p text:style-name="Standard"/>
      <text:p text:style-name="Standard">count= $(echo $text | wc -c)</text:p>
      <text:p text:style-name="Standard"/>
      <text:p text:style-name="Standard">count_alpha=$(echo $text | sed 's/[!A-Z][!a-z]/ /g' | wc -c)</text:p>
      <text:p text:style-name="Standard"/>
      <text:p text:style-name="Standard">namelist=$(cat names | sort | uni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CC Account</meta:initial-creator>
    <meta:creation-date>2011-10-19T20:17:33</meta:creation-date>
    <dc:date>2011-10-19T20:46:04</dc:date>
    <dc:creator>MCC Account</dc:creator>
    <meta:editing-duration>PT28M31S</meta:editing-duration>
    <meta:editing-cycles>3</meta:editing-cycles>
    <meta:generator>LibreOffice/3.3$Linux LibreOffice_project/330m19$Build-8</meta:generator>
    <meta:document-statistic meta:table-count="0" meta:image-count="0" meta:object-count="0" meta:page-count="2" meta:paragraph-count="86" meta:word-count="285" meta:character-count="2572"/>
  </office:meta>
</office:document-meta>
</file>